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fo:text-align="center" style:justify-single-word="false" style:page-number="1"/>
    </style:style>
    <style:style style:name="P2" style:family="paragraph" style:parent-style-name="normal">
      <style:text-properties fo:font-size="18pt" fo:font-weight="bold" style:font-size-asian="18pt" style:font-weight-asian="bold" style:font-size-complex="18pt"/>
    </style:style>
    <style:style style:name="P3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4" style:family="paragraph" style:parent-style-name="normal">
      <style:text-properties fo:font-size="12pt" fo:font-weight="bold" style:font-size-asian="12pt" style:font-weight-asian="bold" style:font-size-complex="12pt"/>
    </style:style>
    <style:style style:name="P5" style:family="paragraph" style:parent-style-name="normal">
      <style:paragraph-properties fo:margin-left="1.27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normal">
      <style:paragraph-properties fo:margin-left="0cm" fo:margin-right="0cm" fo:text-indent="1.27cm" style:auto-text-indent="false"/>
      <style:text-properties fo:font-size="12pt" fo:font-weight="bold" style:font-size-asian="12pt" style:font-weight-asian="bold" style:font-size-complex="12pt"/>
    </style:style>
    <style:style style:name="P7" style:family="paragraph" style:parent-style-name="normal">
      <style:text-properties fo:font-size="12pt" style:font-size-asian="12pt" style:font-size-complex="12pt"/>
    </style:style>
    <style:style style:name="P8" style:family="paragraph" style:parent-style-name="normal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9" style:family="paragraph" style:parent-style-name="normal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0" style:family="paragraph" style:parent-style-name="normal">
      <style:paragraph-properties fo:margin-left="1.27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normal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normal">
      <style:paragraph-properties fo:margin-left="0cm" fo:margin-right="0cm" fo:text-indent="1.27cm" style:auto-text-indent="false"/>
    </style:style>
    <style:style style:name="P13" style:family="paragraph" style:parent-style-name="normal">
      <style:paragraph-properties fo:margin-left="1.27cm" fo:margin-right="0cm" fo:text-indent="0cm" style:auto-text-indent="false"/>
    </style:style>
    <style:style style:name="P14" style:family="paragraph" style:parent-style-name="normal">
      <style:paragraph-properties fo:margin-left="0cm" fo:margin-right="0cm" fo:text-indent="1.27cm" style:auto-text-indent="false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text-underline-style="none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SSIGNMENT</text:span></text:p>
      <text:p text:style-name="P2"/>
      <text:p text:style-name="P2"/>
      <text:list xml:id="list2318860230" text:style-name="WWNum1">
        <text:list-item>
          <text:p text:style-name="P3"><text:span text:style-name="T2">Not Allow any teacher to insert/update if that teacher is teaching Hindi (Use subject multi select picklist).</text:span></text:p>
        </text:list-item>
      </text:list>
      <text:p text:style-name="P4"/>
      <text:p text:style-name="P12"><text:span text:style-name="T2">//Trigger:</text:span></text:p>
      <text:p text:style-name="P4"/>
      <text:p text:style-name="P12"><text:span text:style-name="T4">trigger TeacherTrigger on Teacher__c (before insert, before update) {</text:span></text:p>
      <text:p text:style-name="P12"><text:span text:style-name="T4"><text:tab/><text:tab/>fflib_SObjectDomain.triggerHandler(notAllowTeacher.class);</text:span></text:p>
      <text:p text:style-name="P12"><text:span text:style-name="T4">}</text:span></text:p>
      <text:p text:style-name="P7"/>
      <text:p text:style-name="P13"><text:span text:style-name="T2">//Class:</text:span></text:p>
      <text:p text:style-name="P5"/>
      <text:p text:style-name="P10">public class notAllowTeacher extends fflib_SObjectDomain {</text:p>
      <text:p text:style-name="P10"><text:s text:c="8"/>public notAllowTeacher(List&lt;Teacher__c&gt; sObjectList) {</text:p>
      <text:p text:style-name="P10"><text:s text:c="8"/>super(sObjectList);</text:p>
      <text:p text:style-name="P10"><text:s text:c="4"/>}</text:p>
      <text:p text:style-name="P10"><text:s text:c="4"/></text:p>
      <text:p text:style-name="P10"><text:s text:c="4"/>public class Constructor implements fflib_SObjectDomain.IConstructable {</text:p>
      <text:p text:style-name="P10"><text:s text:c="8"/>public fflib_SObjectDomain construct(List&lt;sObject&gt; sObjectList) {</text:p>
      <text:p text:style-name="P10"><text:s text:c="12"/>return new notAllowTeacher(sObjectList);</text:p>
      <text:p text:style-name="P10"><text:s text:c="8"/>}</text:p>
      <text:p text:style-name="P10"><text:s text:c="4"/>}</text:p>
      <text:p text:style-name="P10"/>
      <text:p text:style-name="P10"><text:s text:c="4"/>public override void onBeforeInsert() {</text:p>
      <text:p text:style-name="P10"><text:s text:c="8"/></text:p>
      <text:p text:style-name="P10"><text:s text:c="8"/>for(Teacher__c t : (List&lt;Teacher__c&gt;)Records){</text:p>
      <text:p text:style-name="P10"><text:s text:c="12"/>List&lt;String&gt; subjects = t.Subject__c.split(';'); </text:p>
      <text:p text:style-name="P10"><text:s text:c="12"/>if(subjects.contains('Hindi')){</text:p>
      <text:p text:style-name="P10"><text:s text:c="16"/>t.addError('Cannot Insert teacher. Teacher Cannot Teach Hindi');</text:p>
      <text:p text:style-name="P10"><text:s text:c="12"/>}</text:p>
      <text:p text:style-name="P10"><text:s text:c="8"/>}</text:p>
      <text:p text:style-name="P10"><text:s text:c="8"/></text:p>
      <text:p text:style-name="P10"><text:s text:c="4"/>}</text:p>
      <text:p text:style-name="P10"><text:s text:c="4"/></text:p>
      <text:p text:style-name="P10"><text:s text:c="4"/>public override void onBeforeUpdate(Map&lt;Id, sObject&gt;oldRecords) {</text:p>
      <text:p text:style-name="P10"><text:s text:c="8"/></text:p>
      <text:p text:style-name="P10"><text:s text:c="8"/>for(Teacher__c t : (List&lt;Teacher__c&gt;)Records){</text:p>
      <text:p text:style-name="P10"><text:soft-page-break/><text:s text:c="12"/>List&lt;String&gt; subjects = t.Subject__c.split(';');</text:p>
      <text:p text:style-name="P10"><text:s text:c="12"/>if(subjects.contains('Hindi')){</text:p>
      <text:p text:style-name="P10"><text:s text:c="16"/>//t.addError('Cannot Insert teacher. Teacher Cannot Teach Hindi');</text:p>
      <text:p text:style-name="P10"><text:s text:c="16"/>throw new ClassServiceException('Cannot Update teacher. Teacher Cannot Teach Hindi');</text:p>
      <text:p text:style-name="P10"><text:s text:c="12"/>}</text:p>
      <text:p text:style-name="P10"><text:s text:c="8"/>}</text:p>
      <text:p text:style-name="P10"><text:s text:c="4"/>}</text:p>
      <text:p text:style-name="P10"><text:s text:c="4"/></text:p>
      <text:p text:style-name="P10"><text:s text:c="2"/>public class ClassServiceException extends Exception {}</text:p>
      <text:p text:style-name="P10"><text:s text:c="4"/></text:p>
      <text:p text:style-name="P10">}</text:p>
      <text:p text:style-name="P11"/>
      <text:list xml:id="list153907543874948" text:continue-numbering="true" text:style-name="WWNum1">
        <text:list-item>
          <text:p text:style-name="P3"><text:span text:style-name="T2">Not allow any class to delete if there are more than one Female students.</text:span></text:p>
        </text:list-item>
      </text:list>
      <text:p text:style-name="P5"/>
      <text:p text:style-name="P13"><text:span text:style-name="T2">//Trigger:</text:span></text:p>
      <text:p text:style-name="P5"/>
      <text:p text:style-name="P13"><text:span text:style-name="T4">trigger deleteClassTrigger on Class__c (before delete) {</text:span></text:p>
      <text:p text:style-name="P13"><text:span text:style-name="T4"><text:s text:c="4"/>fflib_SObjectDomain.triggerHandler(deleteClass.class);</text:span></text:p>
      <text:p text:style-name="P13"><text:span text:style-name="T4">}</text:span></text:p>
      <text:p text:style-name="P8"/>
      <text:p text:style-name="P13"><text:span text:style-name="T2">//Class:</text:span></text:p>
      <text:p text:style-name="P5"/>
      <text:p text:style-name="P8">public class deleteClass extends fflib_SObjectDomain {</text:p>
      <text:p text:style-name="P8"><text:s text:c="8"/>public deleteClass(List&lt;Class__c&gt; sObjectList) {</text:p>
      <text:p text:style-name="P8"><text:s text:c="8"/>super(sObjectList);</text:p>
      <text:p text:style-name="P8"><text:s text:c="4"/>}</text:p>
      <text:p text:style-name="P8"><text:s text:c="4"/></text:p>
      <text:p text:style-name="P8"><text:s text:c="4"/>public class Constructor implements fflib_SObjectDomain.IConstructable {</text:p>
      <text:p text:style-name="P8"><text:s text:c="8"/>public fflib_SObjectDomain construct(List&lt;sObject&gt; sObjectList) {</text:p>
      <text:p text:style-name="P8"><text:s text:c="12"/>return new deleteClass(sObjectList);</text:p>
      <text:p text:style-name="P8"><text:s text:c="8"/>}</text:p>
      <text:p text:style-name="P8"><text:s text:c="4"/>}</text:p>
      <text:p text:style-name="P8"><text:s text:c="4"/></text:p>
      <text:p text:style-name="P8"><text:s text:c="4"/>public override void onBeforeDelete() {</text:p>
      <text:p text:style-name="P8"><text:s text:c="8"/></text:p>
      <text:p text:style-name="P8"><text:s text:c="8"/>List&lt;Class__c&gt; classList = new List&lt;Class__c&gt;([select id from class__c]);</text:p>
      <text:p text:style-name="P8"><text:s text:c="7"/></text:p>
      <text:p text:style-name="P8"><text:s text:c="8"/>for(Class__c t : (List&lt;Class__c&gt;)Records){</text:p>
      <text:p text:style-name="P8"><text:s text:c="12"/></text:p>
      <text:p text:style-name="P8"><text:s text:c="11"/>System.debug('run');</text:p>
      <text:p text:style-name="P8"><text:soft-page-break/><text:s text:c="12"/></text:p>
      <text:p text:style-name="P8"><text:s text:c="12"/>List&lt;student__c&gt; femaleStuList = [select name from student__c where sex__c = 'Female' and class__r.id = :t.id ];</text:p>
      <text:p text:style-name="P8"><text:s text:c="12"/></text:p>
      <text:p text:style-name="P8"><text:s text:c="12"/>if(femaleStuList.size() &gt; 1){</text:p>
      <text:p text:style-name="P8"><text:s text:c="17"/>throw new ClassServiceException('Cannot delete class');</text:p>
      <text:p text:style-name="P8"><text:s text:c="12"/>}</text:p>
      <text:p text:style-name="P8"><text:s text:c="12"/></text:p>
      <text:p text:style-name="P8"><text:s text:c="8"/>} <text:s text:c="7"/></text:p>
      <text:p text:style-name="P8"><text:s text:c="4"/>}</text:p>
      <text:p text:style-name="P8"><text:s text:c="4"/>public class ClassServiceException extends Exception {}</text:p>
      <text:p text:style-name="P8">}</text:p>
      <text:p text:style-name="P8"/>
      <text:list xml:id="list153907353026882" text:continue-numbering="true" text:style-name="WWNum1">
        <text:list-item>
          <text:p text:style-name="P3"><text:span text:style-name="T2">Not allow insert student if class already reached MaxLimit.(Without using MyConnt field).</text:span></text:p>
        </text:list-item>
      </text:list>
      <text:p text:style-name="P5"/>
      <text:p text:style-name="P13"><text:span text:style-name="T2">//Trigger:</text:span></text:p>
      <text:p text:style-name="P13"><text:span text:style-name="T4">trigger classLimitTrigger on Student__c (before insert) {</text:span></text:p>
      <text:p text:style-name="P13"><text:span text:style-name="T4"><text:s text:c="4"/>fflib_SObjectDomain.triggerHandler(classLimit.class);</text:span></text:p>
      <text:p text:style-name="P13"><text:span text:style-name="T4">}</text:span></text:p>
      <text:p text:style-name="P13"><text:span text:style-name="T2">//Class:</text:span></text:p>
      <text:p text:style-name="P5"/>
      <text:p text:style-name="P8">public class classLimit extends fflib_SObjectDomain {</text:p>
      <text:p text:style-name="P8"><text:s text:c="4"/></text:p>
      <text:p text:style-name="P8"><text:s text:c="4"/>public classLimit(List&lt;Student__c&gt; sObjectList) {</text:p>
      <text:p text:style-name="P8"><text:s text:c="8"/>super(sObjectList);</text:p>
      <text:p text:style-name="P8"><text:s text:c="4"/>}</text:p>
      <text:p text:style-name="P8"><text:s text:c="4"/></text:p>
      <text:p text:style-name="P8"><text:s text:c="4"/>public class Constructor implements fflib_SObjectDomain.IConstructable {</text:p>
      <text:p text:style-name="P8"><text:s text:c="8"/>public fflib_SObjectDomain construct(List&lt;sObject&gt; sObjectList) {</text:p>
      <text:p text:style-name="P8"><text:s text:c="12"/>return new classLimit(sObjectList);</text:p>
      <text:p text:style-name="P8"><text:s text:c="8"/>}</text:p>
      <text:p text:style-name="P8"><text:s text:c="4"/>}</text:p>
      <text:p text:style-name="P8"><text:s text:c="4"/></text:p>
      <text:p text:style-name="P8"><text:s text:c="5"/>public override void onApplyDefaults(){</text:p>
      <text:p text:style-name="P8"><text:s text:c="8"/>Set&lt;Id&gt; idSet = new Set&lt;Id&gt;();</text:p>
      <text:p text:style-name="P8"><text:s text:c="8"/>for(Student__c c : (List&lt;Student__c&gt;) records){</text:p>
      <text:p text:style-name="P8"><text:s text:c="12"/>idSet.add(c.class__c);</text:p>
      <text:p text:style-name="P8"><text:s text:c="8"/>}</text:p>
      <text:p text:style-name="P8"><text:s text:c="8"/></text:p>
      <text:p text:style-name="P8"><text:soft-page-break/><text:s text:c="8"/>Map&lt;double, List&lt;student__c&gt;&gt; studentsMap = new Map&lt;double, List&lt;student__c&gt;&gt;();</text:p>
      <text:p text:style-name="P8"><text:s text:c="8"/></text:p>
      <text:p text:style-name="P8"><text:s text:c="8"/>List&lt;class__c&gt; classes = new List&lt;class__c&gt;([SELECT maxSize__c, (SELECT id FROM students__r) </text:p>
      <text:p text:style-name="P8"><text:s text:c="45"/>FROM class__c </text:p>
      <text:p text:style-name="P8"><text:s text:c="45"/>WHERE id IN: idSet]);</text:p>
      <text:p text:style-name="P8"><text:s text:c="8"/></text:p>
      <text:p text:style-name="P8"><text:s text:c="8"/>for(class__c c : classes){</text:p>
      <text:p text:style-name="P8"><text:s text:c="12"/>studentsMap.put(c.maxSize__c,c.students__r);</text:p>
      <text:p text:style-name="P8"><text:s text:c="8"/>}</text:p>
      <text:p text:style-name="P8"><text:s text:c="8"/></text:p>
      <text:p text:style-name="P8"><text:s text:c="8"/>for(double s: studentsMap.keyset()){</text:p>
      <text:p text:style-name="P8"><text:s text:c="12"/>if(studentsMap.get(s).size() &gt;= s){</text:p>
      <text:p text:style-name="P8"><text:s text:c="16"/>throw new StudentServiceException('Invalid Operation: Class Overflow');</text:p>
      <text:p text:style-name="P8"><text:s text:c="12"/>}</text:p>
      <text:p text:style-name="P8"><text:s text:c="8"/>}</text:p>
      <text:p text:style-name="P8"><text:s text:c="4"/>}</text:p>
      <text:p text:style-name="P8"><text:s text:c="4"/></text:p>
      <text:p text:style-name="P8"><text:s text:c="4"/>public override void handleBeforeInsert(){</text:p>
      <text:p text:style-name="P8"><text:s text:c="8"/>onApplyDefaults();</text:p>
      <text:p text:style-name="P8"><text:s text:c="4"/>}</text:p>
      <text:p text:style-name="P8"><text:s text:c="4"/></text:p>
      <text:p text:style-name="P8"><text:s text:c="4"/>public class StudentServiceException extends Exception {}</text:p>
      <text:p text:style-name="P8">}</text:p>
      <text:p text:style-name="P4"/>
      <text:list xml:id="list153907215766260" text:continue-numbering="true" text:style-name="WWNum1">
        <text:list-item>
          <text:p text:style-name="P3"><text:span text:style-name="T2">When inserting/updating any students in class then update MyCount Accordingly(Use MyCount as a number field).</text:span></text:p>
        </text:list-item>
      </text:list>
      <text:p text:style-name="P5"/>
      <text:p text:style-name="P13"><text:span text:style-name="T2">//Trigger:</text:span></text:p>
      <text:p text:style-name="P5"/>
      <text:p text:style-name="P13"><text:span text:style-name="T4">trigger myCountTrigger on Student__c (after insert, after update) {</text:span></text:p>
      <text:p text:style-name="P13"><text:span text:style-name="T4"><text:s text:c="5"/>if(RecursiveTriggerHandler.isFirstTime){</text:span></text:p>
      <text:p text:style-name="P13"><text:span text:style-name="T4"><text:s text:c="8"/>RecursiveTriggerHandler.isFirstTime = false;</text:span></text:p>
      <text:p text:style-name="P13"><text:span text:style-name="T4"><text:tab/><text:tab/>fflib_SObjectDomain.triggerHandler(myCount.class);</text:span></text:p>
      <text:p text:style-name="P13"><text:span text:style-name="T4"><text:tab/>}</text:span></text:p>
      <text:p text:style-name="P13"><text:span text:style-name="T4"/></text:p>
      <text:p text:style-name="P13"><text:span text:style-name="T4">}</text:span></text:p>
      <text:p text:style-name="P13"><text:span text:style-name="T4"/></text:p>
      <text:p text:style-name="P8"/>
      <text:p text:style-name="P13"><text:soft-page-break/><text:span text:style-name="T2">//RecursiveTriggerHandler Class to avoid recursive trigger exception:</text:span></text:p>
      <text:p text:style-name="P8"/>
      <text:p text:style-name="P13"><text:span text:style-name="T4">public class RecursiveTriggerHandler{</text:span></text:p>
      <text:p text:style-name="P13"><text:span text:style-name="T4"><text:s text:c="5"/>public static Boolean isFirstTime = true;</text:span></text:p>
      <text:p text:style-name="P13"><text:span text:style-name="T4">}</text:span></text:p>
      <text:p text:style-name="P8"/>
      <text:p text:style-name="P13"><text:span text:style-name="T2">//Class:</text:span></text:p>
      <text:p text:style-name="P5"/>
      <text:p text:style-name="P8">public class myCount extends fflib_SObjectDomain {</text:p>
      <text:p text:style-name="P8"><text:s text:c="8"/>public myCount(List&lt;Class__c&gt; sObjectList) {</text:p>
      <text:p text:style-name="P8"><text:s text:c="8"/>super(sObjectList);</text:p>
      <text:p text:style-name="P8"><text:s text:c="4"/>}</text:p>
      <text:p text:style-name="P8"><text:s text:c="4"/></text:p>
      <text:p text:style-name="P8"><text:s text:c="4"/>public class Constructor implements fflib_SObjectDomain.IConstructable {</text:p>
      <text:p text:style-name="P8"><text:s text:c="8"/>public fflib_SObjectDomain construct(List&lt;sObject&gt; sObjectList) {</text:p>
      <text:p text:style-name="P8"><text:s text:c="12"/>return new myCount(sObjectList);</text:p>
      <text:p text:style-name="P8"><text:s text:c="8"/>}</text:p>
      <text:p text:style-name="P8"><text:s text:c="4"/>}</text:p>
      <text:p text:style-name="P8"><text:s text:c="4"/></text:p>
      <text:p text:style-name="P8"><text:s text:c="4"/>public override void onAfterInsert() {</text:p>
      <text:p text:style-name="P8"><text:s text:c="8"/></text:p>
      <text:p text:style-name="P8"><text:s text:c="8"/>System.debug('onAferInsert Called');</text:p>
      <text:p text:style-name="P8"><text:s text:c="8"/></text:p>
      <text:p text:style-name="P8"><text:s text:c="8"/>List&lt;Class__c&gt; updatedClassList = new List&lt;Class__c&gt;();</text:p>
      <text:p text:style-name="P8"><text:s text:c="8"/></text:p>
      <text:p text:style-name="P8"><text:s text:c="8"/>List&lt;Class__c&gt; classList = [select MyCount__c from class__c]; <text:s text:c="2"/></text:p>
      <text:p text:style-name="P8"><text:s text:c="8"/></text:p>
      <text:p text:style-name="P8"><text:s text:c="8"/>for(Class__c c : classList ){ <text:s/></text:p>
      <text:p text:style-name="P8"><text:s text:c="12"/></text:p>
      <text:p text:style-name="P8"><text:s text:c="12"/>List&lt;Student__c&gt; studentList = new List&lt;Student__c&gt;([select id from Student__c where class__r.id = :c.id]); <text:s text:c="7"/></text:p>
      <text:p text:style-name="P8"><text:s text:c="12"/>c.MyCount__c = studentList.size();</text:p>
      <text:p text:style-name="P8"><text:s text:c="12"/>updatedClassList.add(c); <text:s/></text:p>
      <text:p text:style-name="P8"><text:s text:c="12"/></text:p>
      <text:p text:style-name="P8"><text:s text:c="8"/>} <text:s text:c="6"/></text:p>
      <text:p text:style-name="P8"><text:s text:c="8"/></text:p>
      <text:p text:style-name="P8"><text:s text:c="8"/>update updatedClassList; <text:s text:c="3"/></text:p>
      <text:p text:style-name="P8"><text:s text:c="4"/>}</text:p>
      <text:p text:style-name="P8"><text:s text:c="4"/></text:p>
      <text:p text:style-name="P8"><text:s text:c="4"/>public override void onAfterUpdate(Map&lt;Id, sObject&gt;Records) {</text:p>
      <text:p text:style-name="P8"><text:s text:c="8"/></text:p>
      <text:p text:style-name="P8"><text:soft-page-break/><text:s text:c="8"/>List&lt;Class__c&gt; updatedClassList = new List&lt;Class__c&gt;();</text:p>
      <text:p text:style-name="P8"><text:s text:c="8"/></text:p>
      <text:p text:style-name="P8"><text:s text:c="8"/>List&lt;Class__c&gt; classList = [select MyCount__c from class__c]; <text:s text:c="2"/></text:p>
      <text:p text:style-name="P8"><text:s text:c="8"/></text:p>
      <text:p text:style-name="P8"><text:s text:c="8"/>for(Class__c c : classList ){ <text:s text:c="8"/></text:p>
      <text:p text:style-name="P8"><text:s text:c="12"/>List&lt;Student__c&gt; studentList = new List&lt;Student__c&gt;([select id from Student__c where class__r.id = :c.id]); <text:s text:c="7"/></text:p>
      <text:p text:style-name="P8"><text:s text:c="12"/>c.MyCount__c = studentList.size();</text:p>
      <text:p text:style-name="P8"><text:s text:c="12"/>updatedClassList.add(c); <text:s/></text:p>
      <text:p text:style-name="P8"><text:s text:c="8"/>} <text:s text:c="6"/></text:p>
      <text:p text:style-name="P8"><text:s text:c="8"/></text:p>
      <text:p text:style-name="P8"><text:s text:c="8"/>update updatedClassList; </text:p>
      <text:p text:style-name="P8"><text:s text:c="4"/>}</text:p>
      <text:p text:style-name="P8"><text:s text:c="4"/></text:p>
      <text:p text:style-name="P8"><text:s text:c="4"/>public override void onAfterDelete() {</text:p>
      <text:p text:style-name="P8"><text:s text:c="8"/></text:p>
      <text:p text:style-name="P8"><text:s text:c="8"/>List&lt;Class__c&gt; updatedClassList = new List&lt;Class__c&gt;();</text:p>
      <text:p text:style-name="P8"><text:s text:c="8"/>List&lt;Class__c&gt; classList = new List&lt;Class__c&gt;([select MyCount__c, MaxSize__c from class__c]); <text:s text:c="7"/></text:p>
      <text:p text:style-name="P8"><text:s text:c="8"/>for(Class__c c : classList ){ <text:s text:c="11"/></text:p>
      <text:p text:style-name="P8"><text:s text:c="12"/>List&lt;Student__c&gt; studentList = new List&lt;Student__c&gt;([select id from Student__c where class__r.id = :c.id]); <text:s text:c="11"/></text:p>
      <text:p text:style-name="P8"><text:s text:c="12"/>c.MyCount__c = c.MaxSize__c;</text:p>
      <text:p text:style-name="P8"><text:s text:c="12"/>updatedClassList.add(c); <text:s text:c="13"/></text:p>
      <text:p text:style-name="P8"><text:s text:c="8"/>}</text:p>
      <text:p text:style-name="P8"><text:s text:c="8"/>update updatedClassList; <text:s text:c="4"/></text:p>
      <text:p text:style-name="P8"><text:s text:c="4"/>}</text:p>
      <text:p text:style-name="P8"><text:s text:c="4"/></text:p>
      <text:p text:style-name="P8"><text:s text:c="4"/>public class ClassServiceException extends Exception {} <text:s text:c="3"/></text:p>
      <text:p text:style-name="P8"><text:s text:c="4"/></text:p>
      <text:p text:style-name="P8">}</text:p>
      <text:p text:style-name="P8"/>
      <text:p text:style-name="P8"/>
      <text:p text:style-name="P8"/>
      <text:list xml:id="list153908518479563" text:continue-numbering="true" text:style-name="WWNum1">
        <text:list-item>
          <text:p text:style-name="P3"><text:span text:style-name="T2">In Opportunity, If the stage is changed from another value to CLOSED_WON or CLOSED_LOST, populate the Close Date field with <text:s/>Today().</text:span></text:p>
        </text:list-item>
      </text:list>
      <text:p text:style-name="P5"/>
      <text:p text:style-name="P5"/>
      <text:p text:style-name="P5"/>
      <text:p text:style-name="P6"/>
      <text:p text:style-name="P12"><text:soft-page-break/><text:span text:style-name="T2">//Trigger:</text:span></text:p>
      <text:p text:style-name="P5"/>
      <text:p text:style-name="P13"><text:span text:style-name="T4">trigger stageChangeTrigger on Opportunity (after update) {</text:span></text:p>
      <text:p text:style-name="P13"><text:span text:style-name="T4"><text:s text:c="5"/>if(RecursiveTriggerHandler.isFirstTime){</text:span></text:p>
      <text:p text:style-name="P13"><text:span text:style-name="T4"><text:s text:c="8"/>RecursiveTriggerHandler.isFirstTime = false;</text:span></text:p>
      <text:p text:style-name="P13"><text:span text:style-name="T4"><text:tab/><text:tab/>fflib_SObjectDomain.triggerHandler(stageChange.class);</text:span></text:p>
      <text:p text:style-name="P13"><text:span text:style-name="T4"><text:tab/>}</text:span></text:p>
      <text:p text:style-name="P13"><text:span text:style-name="T4"/></text:p>
      <text:p text:style-name="P13"><text:span text:style-name="T4">}</text:span></text:p>
      <text:p text:style-name="P8"/>
      <text:p text:style-name="P13"><text:span text:style-name="T2">//RecursiveTriggerHandler Class to avoid recursive trigger exception:</text:span></text:p>
      <text:p text:style-name="P8"/>
      <text:p text:style-name="P13"><text:span text:style-name="T4">public class RecursiveTriggerHandler{</text:span></text:p>
      <text:p text:style-name="P13"><text:span text:style-name="T4"><text:s text:c="5"/>public static Boolean isFirstTime = true;</text:span></text:p>
      <text:p text:style-name="P13"><text:span text:style-name="T4">}</text:span></text:p>
      <text:p text:style-name="P8"/>
      <text:p text:style-name="P13"><text:span text:style-name="T2">//Class:</text:span></text:p>
      <text:p text:style-name="P5"/>
      <text:p text:style-name="P13"><text:span text:style-name="T4">public class stageChange extends fflib_SObjectDomain{</text:span></text:p>
      <text:p text:style-name="P13"><text:span text:style-name="T4"><text:s text:c="8"/>public stageChange(List&lt;Opportunity&gt; sObjectList) {</text:span></text:p>
      <text:p text:style-name="P13"><text:span text:style-name="T4"><text:s text:c="8"/>super(sObjectList);</text:span></text:p>
      <text:p text:style-name="P13"><text:span text:style-name="T4"><text:s text:c="4"/>}</text:span></text:p>
      <text:p text:style-name="P13"><text:span text:style-name="T4"><text:s text:c="4"/></text:span></text:p>
      <text:p text:style-name="P13"><text:span text:style-name="T4"><text:s text:c="4"/>public class Constructor implements fflib_SObjectDomain.IConstructable {</text:span></text:p>
      <text:p text:style-name="P13"><text:span text:style-name="T4"><text:s text:c="8"/>public fflib_SObjectDomain construct(List&lt;sObject&gt; sObjectList) {</text:span></text:p>
      <text:p text:style-name="P13"><text:span text:style-name="T4"><text:s text:c="12"/>return new stageChange(sObjectList);</text:span></text:p>
      <text:p text:style-name="P13"><text:span text:style-name="T4"><text:s text:c="8"/>}</text:span></text:p>
      <text:p text:style-name="P13"><text:span text:style-name="T4"><text:s text:c="4"/>}</text:span></text:p>
      <text:p text:style-name="P13"><text:span text:style-name="T4"/></text:p>
      <text:p text:style-name="P13"><text:span text:style-name="T4"><text:s text:c="4"/>public override void onAfterUpdate(Map&lt;Id,sObject&gt; existingRecords) {</text:span></text:p>
      <text:p text:style-name="P13"><text:span text:style-name="T4"><text:s text:c="16"/></text:span></text:p>
      <text:p text:style-name="P13"><text:span text:style-name="T4"><text:s text:c="8"/>List&lt;Opportunity&gt; oppList = new List&lt;Opportunity&gt;(); <text:s text:c="4"/></text:span></text:p>
      <text:p text:style-name="P13"><text:span text:style-name="T4"><text:s text:c="8"/>List&lt;Opportunity&gt; updatedOppList = new List&lt;Opportunity&gt;(); <text:s text:c="4"/></text:span></text:p>
      <text:p text:style-name="P13"><text:span text:style-name="T4"><text:s text:c="8"/>for(Opportunity o : (List&lt;Opportunity&gt;)Records){ <text:s text:c="9"/></text:span></text:p>
      <text:p text:style-name="P13"><text:span text:style-name="T4"><text:s text:c="12"/>System.debug('Loop 1'); <text:s text:c="6"/></text:span></text:p>
      <text:p text:style-name="P13"><text:span text:style-name="T4"><text:s text:c="12"/>oppList = [select CloseDate, StageName, Name from Opportunity where id = :o.id]; <text:s text:c="9"/></text:span></text:p>
      <text:p text:style-name="P13"><text:span text:style-name="T4"><text:s text:c="12"/>System.debug('size - '+oppList.size());</text:span></text:p>
      <text:p text:style-name="P13"><text:span text:style-name="T4"><text:s text:c="8"/>}</text:span></text:p>
      <text:p text:style-name="P13"><text:span text:style-name="T4"><text:s text:c="8"/></text:span></text:p>
      <text:p text:style-name="P13"><text:span text:style-name="T4"><text:s text:c="8"/>for(Opportunity oo : oppList){</text:span></text:p>
      <text:p text:style-name="P13"><text:soft-page-break/><text:span text:style-name="T4"><text:s text:c="12"/>System.debug('Loop 2'+oo.Name);</text:span></text:p>
      <text:p text:style-name="P13"><text:span text:style-name="T4"><text:s text:c="12"/>if(oo.StageName == 'CLOSED WON' || oo.StageName == 'CLOSED LOST'){</text:span></text:p>
      <text:p text:style-name="P13"><text:span text:style-name="T4"><text:s text:c="16"/>oo.CloseDate = date.today().addDays(1);</text:span></text:p>
      <text:p text:style-name="P13"><text:span text:style-name="T4"><text:s text:c="16"/>updatedOppList.add(oo);</text:span></text:p>
      <text:p text:style-name="P13"><text:span text:style-name="T4"><text:s text:c="12"/>}</text:span></text:p>
      <text:p text:style-name="P13"><text:span text:style-name="T4"><text:s text:c="8"/>}</text:span></text:p>
      <text:p text:style-name="P13"><text:span text:style-name="T4"><text:s text:c="8"/>update updatedOppList;</text:span></text:p>
      <text:p text:style-name="P13"><text:span text:style-name="T4"><text:s text:c="4"/>}</text:span></text:p>
      <text:p text:style-name="P13"><text:span text:style-name="T4"><text:s/></text:span></text:p>
      <text:p text:style-name="P13"><text:span text:style-name="T4">}</text:span></text:p>
      <text:p text:style-name="P9"/>
      <text:p text:style-name="P8"/>
      <text:list xml:id="list153907996177223" text:continue-numbering="true" text:style-name="WWNum1">
        <text:list-item>
          <text:p text:style-name="P3"><text:span text:style-name="T2">Create a new PickList “Custom Status” in class object (New, Open, Close, Reset) values. When this field changes and value is “Reset” now then delete all associated students with related Class.</text:span></text:p>
        </text:list-item>
      </text:list>
      <text:p text:style-name="P5"/>
      <text:p text:style-name="P13"><text:span text:style-name="T2">//Trigger:</text:span></text:p>
      <text:p text:style-name="P5"/>
      <text:p text:style-name="P13"><text:span text:style-name="T4">trigger resetClassTrigger on Class__c (after update) {</text:span></text:p>
      <text:p text:style-name="P13"><text:span text:style-name="T4"><text:s text:c="4"/>fflib_SObjectDomain.triggerHandler(resetClass.class);</text:span></text:p>
      <text:p text:style-name="P13"><text:span text:style-name="T4">}</text:span></text:p>
      <text:p text:style-name="P8"/>
      <text:p text:style-name="P13"><text:span text:style-name="T2">//Class:</text:span></text:p>
      <text:p text:style-name="P5"/>
      <text:p text:style-name="P13"><text:span text:style-name="T4">public class resetClass extends fflib_SObjectDomain{</text:span></text:p>
      <text:p text:style-name="P13"><text:span text:style-name="T4"><text:s text:c="8"/>public resetClass(List&lt;Class__c&gt; sObjectList) {</text:span></text:p>
      <text:p text:style-name="P13"><text:span text:style-name="T4"><text:s text:c="8"/>super(sObjectList);</text:span></text:p>
      <text:p text:style-name="P13"><text:span text:style-name="T4"><text:s text:c="4"/>}</text:span></text:p>
      <text:p text:style-name="P13"><text:span text:style-name="T4"><text:s text:c="4"/></text:span></text:p>
      <text:p text:style-name="P13"><text:span text:style-name="T4"><text:s text:c="4"/>public class Constructor implements fflib_SObjectDomain.IConstructable {</text:span></text:p>
      <text:p text:style-name="P13"><text:span text:style-name="T4"><text:s text:c="8"/>public fflib_SObjectDomain construct(List&lt;sObject&gt; sObjectList) {</text:span></text:p>
      <text:p text:style-name="P13"><text:span text:style-name="T4"><text:s text:c="12"/>return new resetClass(sObjectList);</text:span></text:p>
      <text:p text:style-name="P13"><text:span text:style-name="T4"><text:s text:c="8"/>}</text:span></text:p>
      <text:p text:style-name="P13"><text:span text:style-name="T4"><text:s text:c="4"/>}</text:span></text:p>
      <text:p text:style-name="P13"><text:span text:style-name="T4"/></text:p>
      <text:p text:style-name="P13"><text:span text:style-name="T4"><text:s text:c="4"/>public override void onAfterUpdate(Map&lt;Id,sObject&gt; existingRecords) {</text:span></text:p>
      <text:p text:style-name="P13"><text:span text:style-name="T4"><text:s text:c="8"/></text:span></text:p>
      <text:p text:style-name="P13"><text:span text:style-name="T4"><text:s text:c="8"/>for(Class__c o : (List&lt;Class__c&gt;)Records){</text:span></text:p>
      <text:p text:style-name="P13"><text:span text:style-name="T4"><text:s text:c="12"/></text:span></text:p>
      <text:p text:style-name="P13"><text:span text:style-name="T4"><text:s text:c="12"/>if(o.Custom_Status__c == 'Reset'){</text:span></text:p>
      <text:p text:style-name="P13"><text:soft-page-break/><text:span text:style-name="T4"><text:s text:c="16"/>List&lt;Student__c&gt; studentList = [select name from student__c where class__r.id = :o.id];</text:span></text:p>
      <text:p text:style-name="P13"><text:span text:style-name="T4"><text:s text:c="16"/>delete studentList;</text:span></text:p>
      <text:p text:style-name="P13"><text:span text:style-name="T4"><text:s text:c="12"/>}</text:span></text:p>
      <text:p text:style-name="P13"><text:span text:style-name="T4"><text:s text:c="8"/>}</text:span></text:p>
      <text:p text:style-name="P13"><text:span text:style-name="T4"><text:s text:c="4"/>}</text:span></text:p>
      <text:p text:style-name="P13"><text:span text:style-name="T4">}</text:span></text:p>
      <text:p text:style-name="P8"/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30T15:37:25.422000000</dc:date>
    <meta:editing-duration>PT7M43S</meta:editing-duration>
    <meta:editing-cycles>1</meta:editing-cycles>
    <meta:generator>LibreOffice/7.2.0.4$Windows_X86_64 LibreOffice_project/9a9c6381e3f7a62afc1329bd359cc48accb6435b</meta:generator>
    <meta:document-statistic meta:table-count="0" meta:image-count="0" meta:object-count="0" meta:page-count="9" meta:paragraph-count="268" meta:word-count="818" meta:character-count="9543" meta:non-whitespace-character-count="7021"/>
  </office:meta>
</office:document-meta>
</file>